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5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staging_customer (<text:line-break/> <text:s text:c="3"/>Name TEXT,<text:line-break/> <text:s text:c="3"/>Email TEXT,<text:line-break/> <text:s text:c="3"/>Phone TEXT,<text:line-break/> <text:s text:c="3"/>Address TEXT<text:line-break/>);<text:line-break/><text:line-break/>CREATE TABLE staging_order (<text:line-break/> <text:s text:c="3"/>Email TEXT,<text:line-break/> <text:s text:c="3"/>Date DATE,<text:line-break/> <text:s text:c="3"/>Amount NUMERIC(10, 2),<text:line-break/> <text:s text:c="3"/>Status TEXT<text:line-break/>);<text:line-break/><text:line-break/>CREATE TABLE staging_order_details (<text:line-break/> <text:s text:c="3"/>Email TEXT,<text:line-break/> <text:s text:c="3"/>Date DATE,<text:line-break/> <text:s text:c="3"/>Product TEXT,<text:line-break/> <text:s text:c="3"/>Qty INTEGER<text:line-break/>);<text:line-break/><text:line-break/>CREATE TABLE staging_product (<text:line-break/> <text:s text:c="3"/>Supplier TEXT,<text:line-break/> <text:s text:c="3"/>Brand TEXT,<text:line-break/> <text:s text:c="3"/>Category TEXT,<text:line-break/> <text:s text:c="3"/>Product TEXT,<text:line-break/> <text:s text:c="3"/>Price NUMERIC(10, 2)<text:line-break/>);<text:line-break/><text:line-break/>CREATE TABLE staging_brand (<text:line-break/> <text:s text:c="3"/>Brand TEXT,<text:line-break/> <text:s text:c="3"/>Origin TEXT<text:line-break/>);<text:line-break/><text:line-break/>CREATE TABLE staging_supplier (<text:line-break/> <text:s text:c="3"/>Name TEXT,<text:line-break/> <text:s text:c="3"/>Contact TEXT,<text:line-break/> <text:s text:c="3"/>Phone TEXT,<text:line-break/> <text:s text:c="3"/>Email TEXT<text:line-break/>);<text:line-break/><text:line-break/><text:line-break/>CREATE TABLE staging_inventory (<text:line-break/> <text:s text:c="3"/>Product TEXT,<text:line-break/> <text:s text:c="3"/>Stock INTEGER,<text:line-break/> <text:s text:c="3"/>LastRestock DATE<text:line-break/>);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03:49:51.866000000</meta:creation-date>
    <dc:date>2025-01-16T04:01:17.155000000</dc:date>
    <meta:editing-duration>PT13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" meta:word-count="89" meta:character-count="706" meta:non-whitespace-character-count="505"/>
  </office:meta>
</office:document-meta>
</file>